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7516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1.4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ffffd7"/>
      <style:text-properties fo:color="#224b12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color="#224b12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1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Compilation time</text:p>
          </table:table-cell>
          <table:covered-table-cell table:number-columns-repeated="4" table:style-name="ce2"/>
          <table:table-cell/>
        </table:table-row>
        <table:table-row table:style-name="ro2">
          <table:table-cell table:style-name="ce2" office:value-type="string" calcext:value-type="string">
            <text:p>Compiler</text:p>
          </table:table-cell>
          <table:table-cell table:style-name="ce4" office:value-type="string" calcext:value-type="string">
            <text:p>Base[s]</text:p>
          </table:table-cell>
          <table:table-cell table:style-name="ce5" office:value-type="string" calcext:value-type="string">
            <text:p>Meta[s] (PyArguments.hxx)</text:p>
          </table:table-cell>
          <table:table-cell table:style-name="ce5" office:value-type="string" calcext:value-type="string">
            <text:p>Meta[%] (PyArguments.hxx)</text:p>
          </table:table-cell>
          <table:table-cell table:style-name="ce7" office:value-type="string" calcext:value-type="string">
            <text:p>Static[s] (PyArgsParser.hxx)</text:p>
          </table:table-cell>
          <table:table-cell table:style-name="ce9" office:value-type="string" calcext:value-type="string">
            <text:p>Static[%] (PyArgsParser.hxx)</text:p>
          </table:table-cell>
          <table:table-cell table:style-name="ce4"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CLANG 20</text:p>
          </table:table-cell>
          <table:table-cell office:value-type="float" office:value="0.854" calcext:value-type="float">
            <text:p>0.854</text:p>
          </table:table-cell>
          <table:table-cell office:value-type="float" office:value="26.124" calcext:value-type="float">
            <text:p>26.124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8" office:value-type="float" office:value="10.71" calcext:value-type="float">
            <text:p>10.71</text:p>
          </table:table-cell>
          <table:table-cell table:style-name="ce10" table:formula="of:=+([.E3]-[.B3])/([.C3]-[.B3])" office:value-type="percentage" office:value="0.390027700831025" calcext:value-type="percentage">
            <text:p>39.00%</text:p>
          </table:table-cell>
          <table:table-cell table:style-name="ce12" table:formula="of:=CONCATENATE(ROUND(1/[.F3]; 1); &quot;x faster&quot;)" office:value-type="string" office:string-value="2.6x faster" calcext:value-type="string">
            <text:p>2.6x faster</text:p>
          </table:table-cell>
        </table:table-row>
        <table:table-row table:style-name="ro1">
          <table:table-cell office:value-type="string" calcext:value-type="string">
            <text:p>CGG 13</text:p>
          </table:table-cell>
          <table:table-cell office:value-type="float" office:value="0.554" calcext:value-type="float">
            <text:p>0.554</text:p>
          </table:table-cell>
          <table:table-cell office:value-type="float" office:value="16.261" calcext:value-type="float">
            <text:p>16.261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8" office:value-type="float" office:value="9.274" calcext:value-type="float">
            <text:p>9.274</text:p>
          </table:table-cell>
          <table:table-cell table:style-name="ce10" table:formula="of:=+([.E4]-[.B4])/([.C4]-[.B4])" office:value-type="percentage" office:value="0.555166486280003" calcext:value-type="percentage">
            <text:p>55.52%</text:p>
          </table:table-cell>
          <table:table-cell table:style-name="ce12" table:formula="of:=CONCATENATE(ROUND(1/[.F4]; 1); &quot;x faster&quot;)" office:value-type="string" office:string-value="1.8x faster" calcext:value-type="string">
            <text:p>1.8x faster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k Martínez</meta:initial-creator>
    <meta:creation-date>2025-10-29T18:57:38.492348135</meta:creation-date>
    <dc:date>2025-10-29T19:23:08.675817127</dc:date>
    <dc:creator>Frank Martínez</dc:creator>
    <meta:editing-duration>PT15M16S</meta:editing-duration>
    <meta:editing-cycles>3</meta:editing-cycles>
    <meta:generator>LibreOffice/24.2.7.2$Linux_X86_64 LibreOffice_project/420$Build-2</meta:generator>
    <meta:document-statistic meta:table-count="1" meta:cell-count="22" meta:object-count="0"/>
  </office:meta>
</office:document-meta>
</file>